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ottle</text:p>
          </table:table-cell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owl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rinks/drink cart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utting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lacemat, table cl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pk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ainer/unidentified conte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4:Sheet1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08:32:51.575018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07:08:49.898684299</meta:creation-date>
    <dc:date>2020-12-07T10:17:16.381356377</dc:date>
    <meta:editing-duration>P1DT1H5M53S</meta:editing-duration>
    <meta:editing-cycles>12</meta:editing-cycles>
    <meta:generator>LibreOffice/6.4.6.2$Linux_X86_64 LibreOffice_project/40$Build-2</meta:generator>
    <meta:document-statistic meta:table-count="1" meta:cell-count="42" meta:object-count="0"/>
  </office:meta>
</office:document-meta>
</file>